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3.627cm" style:rel-column-width="8901*"/>
    </style:style>
    <style:style style:name="TABLE_5f_01.C" style:display-name="TABLE_01.C" style:family="table-column">
      <style:table-column-properties style:column-width="4.471cm" style:rel-column-width="10975*"/>
    </style:style>
    <style:style style:name="TABLE_5f_01.D" style:display-name="TABLE_01.D" style:family="table-column">
      <style:table-column-properties style:column-width="17.625cm" style:rel-column-width="43261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1a207a" officeooo:paragraph-rsid="001a207a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1c7f62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officeooo:rsid="001a207a" officeooo:paragraph-rsid="001a207a"/>
    </style:style>
    <style:style style:name="P8" style:family="paragraph" style:parent-style-name="Table_20_Heading">
      <style:text-properties officeooo:rsid="001c7f62" officeooo:paragraph-rsid="001c7f62"/>
    </style:style>
    <style:style style:name="P9" style:family="paragraph" style:parent-style-name="Table_20_Contents">
      <style:text-properties officeooo:paragraph-rsid="001cddd4"/>
    </style:style>
    <style:style style:name="P10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1c7f62"/>
    </style:style>
    <style:style style:name="T3" style:family="text">
      <style:text-properties officeooo:rsid="001cdd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0">Информационная система банка. Список <text:span text:style-name="T2">ролей в процессах</text:span>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7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P8">Бизнес-процесс</text:p>
          </table:table-cell>
          <table:table-cell table:style-name="TABLE_5f_01.D1" office:value-type="string">
            <text:p text:style-name="P6">Назначение <text:span text:style-name="T2">в процесе</text:span></text:p>
          </table:table-cell>
        </table:table-row>
        <table:table-row table:style-name="TABLE_5f_01.1">
          <table:table-cell table:style-name="TABLE_5f_01.A2" office:value-type="string">
            <text:p text:style-name="P4">[NN]</text:p>
          </table:table-cell>
          <table:table-cell table:style-name="TABLE_5f_01.B2" office:value-type="string">
            <text:p text:style-name="P3">[NAME]</text:p>
          </table:table-cell>
          <table:table-cell table:style-name="TABLE_5f_01.C2" office:value-type="string">
            <text:p text:style-name="P9"><text:span text:style-name="T3">[BPNAME]</text:span></text:p>
          </table:table-cell>
          <table:table-cell table:style-name="TABLE_5f_01.D2" office:value-type="string">
            <text:p text:style-name="P5">[DESCRIPTION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header>
        <text:p text:style-name="Header"/>
      </style:header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9T11:58:10</dc:date>
    <meta:generator>LibreOffice/3.6$Linux_X86_64 LibreOffice_project/360m1$Build-2</meta:generator>
    <meta:editing-duration>PT4H46M50S</meta:editing-duration>
    <meta:editing-cycles>61</meta:editing-cycles>
    <dc:creator>Роберт Бикмансуров</dc:creator>
    <meta:document-statistic meta:table-count="1" meta:image-count="0" meta:object-count="0" meta:page-count="1" meta:paragraph-count="12" meta:word-count="35" meta:character-count="240" meta:non-whitespace-character-count="218"/>
  </office:meta>
</office:document-meta>
</file>